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9877" officeooo:paragraph-rsid="00199877"/>
    </style:style>
    <style:style style:name="P2" style:family="paragraph" style:parent-style-name="Standard">
      <style:text-properties officeooo:rsid="001adc96" officeooo:paragraph-rsid="00201fcf"/>
    </style:style>
    <style:style style:name="P3" style:family="paragraph" style:parent-style-name="Standard">
      <style:text-properties officeooo:rsid="00220ced" officeooo:paragraph-rsid="00220ced"/>
    </style:style>
    <style:style style:name="P4" style:family="paragraph" style:parent-style-name="Standard">
      <style:text-properties officeooo:paragraph-rsid="0029da65"/>
    </style:style>
    <style:style style:name="P5" style:family="paragraph" style:parent-style-name="Standard">
      <style:text-properties officeooo:paragraph-rsid="0029db9f"/>
    </style:style>
    <style:style style:name="P6" style:family="paragraph" style:parent-style-name="Standard">
      <style:text-properties officeooo:paragraph-rsid="002c99f7"/>
    </style:style>
    <style:style style:name="P7" style:family="paragraph" style:parent-style-name="Standard">
      <style:text-properties officeooo:rsid="003ef61c" officeooo:paragraph-rsid="00550fda"/>
    </style:style>
    <style:style style:name="P8" style:family="paragraph" style:parent-style-name="Standard">
      <style:text-properties officeooo:rsid="0040c8be" officeooo:paragraph-rsid="004d89fe"/>
    </style:style>
    <style:style style:name="P9" style:family="paragraph" style:parent-style-name="Standard">
      <style:text-properties officeooo:rsid="004865f8" officeooo:paragraph-rsid="004e0757"/>
    </style:style>
    <style:style style:name="P10" style:family="paragraph" style:parent-style-name="Standard">
      <style:text-properties officeooo:rsid="004c04d4" officeooo:paragraph-rsid="004c04d4"/>
    </style:style>
    <style:style style:name="P11" style:family="paragraph" style:parent-style-name="Standard">
      <style:text-properties officeooo:rsid="004f5f98" officeooo:paragraph-rsid="004f5f98"/>
    </style:style>
    <style:style style:name="P12" style:family="paragraph" style:parent-style-name="Standard">
      <style:text-properties fo:language="ru" fo:country="RU" officeooo:rsid="00555a8a" officeooo:paragraph-rsid="00201fcf"/>
    </style:style>
    <style:style style:name="P13" style:family="paragraph" style:parent-style-name="Standard">
      <style:text-properties fo:language="ru" fo:country="RU" officeooo:rsid="005777e0" officeooo:paragraph-rsid="00550fda"/>
    </style:style>
    <style:style style:name="P14" style:family="paragraph" style:parent-style-name="Standard">
      <style:text-properties fo:language="ru" fo:country="RU" officeooo:rsid="0045ca82" officeooo:paragraph-rsid="004d89fe"/>
    </style:style>
    <style:style style:name="P15" style:family="paragraph" style:parent-style-name="Standard">
      <style:text-properties fo:language="ru" fo:country="RU" officeooo:rsid="0020c008" officeooo:paragraph-rsid="004d89fe"/>
    </style:style>
    <style:style style:name="P16" style:family="paragraph" style:parent-style-name="Standard">
      <style:text-properties fo:language="ru" fo:country="RU" officeooo:rsid="0020c008" officeooo:paragraph-rsid="00220ced"/>
    </style:style>
    <style:style style:name="P17" style:family="paragraph" style:parent-style-name="Standard">
      <style:text-properties fo:language="ru" fo:country="RU" officeooo:rsid="0028efad" officeooo:paragraph-rsid="0029da65"/>
    </style:style>
    <style:style style:name="P18" style:family="paragraph" style:parent-style-name="Standard">
      <style:text-properties fo:language="ru" fo:country="RU" officeooo:rsid="0022f51f" officeooo:paragraph-rsid="00220ced"/>
    </style:style>
    <style:style style:name="P19" style:family="paragraph" style:parent-style-name="Standard">
      <style:text-properties fo:language="ru" fo:country="RU" officeooo:rsid="004a1a77" officeooo:paragraph-rsid="00220ced"/>
    </style:style>
    <style:style style:name="P20" style:family="paragraph" style:parent-style-name="Standard">
      <style:text-properties fo:language="ru" fo:country="RU" officeooo:rsid="002c99f7" officeooo:paragraph-rsid="0029db9f"/>
    </style:style>
    <style:style style:name="P21" style:family="paragraph" style:parent-style-name="Text_20_body">
      <style:text-properties officeooo:rsid="0058a127" officeooo:paragraph-rsid="005b0c5e"/>
    </style:style>
    <style:style style:name="P22" style:family="paragraph" style:parent-style-name="Text_20_body">
      <style:text-properties fo:language="ru" fo:country="RU" officeooo:rsid="005fe4db" officeooo:paragraph-rsid="006bd4df"/>
    </style:style>
    <style:style style:name="P23" style:family="paragraph" style:parent-style-name="Text_20_body">
      <style:text-properties fo:language="en" fo:country="US" officeooo:rsid="005d7bae"/>
    </style:style>
    <style:style style:name="P24" style:family="paragraph" style:parent-style-name="_5f_code">
      <style:text-properties fo:language="en" fo:country="US"/>
    </style:style>
    <style:style style:name="P25" style:family="paragraph" style:parent-style-name="_5f_code">
      <style:text-properties officeooo:paragraph-rsid="0072ab43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adc96"/>
    </style:style>
    <style:style style:name="T3" style:family="text">
      <style:text-properties fo:language="ru" fo:country="RU" officeooo:rsid="0020c008"/>
    </style:style>
    <style:style style:name="T4" style:family="text">
      <style:text-properties fo:language="ru" fo:country="RU" officeooo:rsid="00220ced"/>
    </style:style>
    <style:style style:name="T5" style:family="text">
      <style:text-properties fo:language="ru" fo:country="RU" officeooo:rsid="0022f51f"/>
    </style:style>
    <style:style style:name="T6" style:family="text">
      <style:text-properties fo:language="ru" fo:country="RU" officeooo:rsid="002442d1"/>
    </style:style>
    <style:style style:name="T7" style:family="text">
      <style:text-properties fo:language="ru" fo:country="RU" officeooo:rsid="0024f9e2"/>
    </style:style>
    <style:style style:name="T8" style:family="text">
      <style:text-properties fo:language="ru" fo:country="RU" officeooo:rsid="00267da8"/>
    </style:style>
    <style:style style:name="T9" style:family="text">
      <style:text-properties fo:language="ru" fo:country="RU" officeooo:rsid="0028efad"/>
    </style:style>
    <style:style style:name="T10" style:family="text">
      <style:text-properties fo:language="ru" fo:country="RU" officeooo:rsid="0029da65"/>
    </style:style>
    <style:style style:name="T11" style:family="text">
      <style:text-properties fo:language="ru" fo:country="RU" officeooo:rsid="0029db9f"/>
    </style:style>
    <style:style style:name="T12" style:family="text">
      <style:text-properties fo:language="ru" fo:country="RU" officeooo:rsid="002a551a"/>
    </style:style>
    <style:style style:name="T13" style:family="text">
      <style:text-properties fo:language="ru" fo:country="RU" officeooo:rsid="002c99f7"/>
    </style:style>
    <style:style style:name="T14" style:family="text">
      <style:text-properties fo:language="ru" fo:country="RU" officeooo:rsid="002d71c7"/>
    </style:style>
    <style:style style:name="T15" style:family="text">
      <style:text-properties fo:language="ru" fo:country="RU" officeooo:rsid="002e294a"/>
    </style:style>
    <style:style style:name="T16" style:family="text">
      <style:text-properties fo:language="ru" fo:country="RU" officeooo:rsid="002efb80"/>
    </style:style>
    <style:style style:name="T17" style:family="text">
      <style:text-properties fo:language="ru" fo:country="RU" officeooo:rsid="002f2f3b"/>
    </style:style>
    <style:style style:name="T18" style:family="text">
      <style:text-properties fo:language="ru" fo:country="RU" officeooo:rsid="00310419"/>
    </style:style>
    <style:style style:name="T19" style:family="text">
      <style:text-properties fo:language="ru" fo:country="RU" officeooo:rsid="0035b716"/>
    </style:style>
    <style:style style:name="T20" style:family="text">
      <style:text-properties fo:language="ru" fo:country="RU" officeooo:rsid="00374cc5"/>
    </style:style>
    <style:style style:name="T21" style:family="text">
      <style:text-properties fo:language="ru" fo:country="RU" officeooo:rsid="003904fc"/>
    </style:style>
    <style:style style:name="T22" style:family="text">
      <style:text-properties fo:language="ru" fo:country="RU" officeooo:rsid="003aee3d"/>
    </style:style>
    <style:style style:name="T23" style:family="text">
      <style:text-properties fo:language="ru" fo:country="RU" officeooo:rsid="003dead0"/>
    </style:style>
    <style:style style:name="T24" style:family="text">
      <style:text-properties fo:language="ru" fo:country="RU" officeooo:rsid="003f05e1"/>
    </style:style>
    <style:style style:name="T25" style:family="text">
      <style:text-properties fo:language="ru" fo:country="RU" officeooo:rsid="00425aac"/>
    </style:style>
    <style:style style:name="T26" style:family="text">
      <style:text-properties fo:language="ru" fo:country="RU" officeooo:rsid="0043b918"/>
    </style:style>
    <style:style style:name="T27" style:family="text">
      <style:text-properties fo:language="ru" fo:country="RU" officeooo:rsid="0043f3c6"/>
    </style:style>
    <style:style style:name="T28" style:family="text">
      <style:text-properties fo:language="ru" fo:country="RU" officeooo:rsid="0045ca82"/>
    </style:style>
    <style:style style:name="T29" style:family="text">
      <style:text-properties fo:language="ru" fo:country="RU" officeooo:rsid="00464544"/>
    </style:style>
    <style:style style:name="T30" style:family="text">
      <style:text-properties fo:language="ru" fo:country="RU" style:text-underline-style="solid" style:text-underline-width="auto" style:text-underline-color="font-color"/>
    </style:style>
    <style:style style:name="T31" style:family="text">
      <style:text-properties fo:language="ru" fo:country="RU" style:text-underline-style="solid" style:text-underline-width="auto" style:text-underline-color="font-color" officeooo:rsid="0020c008"/>
    </style:style>
    <style:style style:name="T32" style:family="text">
      <style:text-properties fo:language="ru" fo:country="RU" style:text-underline-style="solid" style:text-underline-width="auto" style:text-underline-color="font-color" officeooo:rsid="0028efad"/>
    </style:style>
    <style:style style:name="T33" style:family="text">
      <style:text-properties fo:language="ru" fo:country="RU" style:text-underline-style="solid" style:text-underline-width="auto" style:text-underline-color="font-color" officeooo:rsid="002c99f7"/>
    </style:style>
    <style:style style:name="T34" style:family="text">
      <style:text-properties fo:language="ru" fo:country="RU" style:text-underline-style="solid" style:text-underline-width="auto" style:text-underline-color="font-color" officeooo:rsid="0022f51f"/>
    </style:style>
    <style:style style:name="T35" style:family="text">
      <style:text-properties fo:language="ru" fo:country="RU" officeooo:rsid="0049383b"/>
    </style:style>
    <style:style style:name="T36" style:family="text">
      <style:text-properties fo:language="ru" fo:country="RU" officeooo:rsid="004c596d"/>
    </style:style>
    <style:style style:name="T37" style:family="text">
      <style:text-properties fo:language="ru" fo:country="RU" officeooo:rsid="004eb31e"/>
    </style:style>
    <style:style style:name="T38" style:family="text">
      <style:text-properties fo:language="ru" fo:country="RU" officeooo:rsid="0050dccf"/>
    </style:style>
    <style:style style:name="T39" style:family="text">
      <style:text-properties fo:language="ru" fo:country="RU" officeooo:rsid="0052bec7"/>
    </style:style>
    <style:style style:name="T40" style:family="text">
      <style:text-properties fo:language="ru" fo:country="RU" officeooo:rsid="00555a8a"/>
    </style:style>
    <style:style style:name="T41" style:family="text">
      <style:text-properties fo:language="ru" fo:country="RU" officeooo:rsid="005608e8"/>
    </style:style>
    <style:style style:name="T42" style:family="text">
      <style:text-properties fo:language="ru" fo:country="RU" officeooo:rsid="005777e0"/>
    </style:style>
    <style:style style:name="T43" style:family="text">
      <style:text-properties fo:language="ru" fo:country="RU" officeooo:rsid="0058a127"/>
    </style:style>
    <style:style style:name="T44" style:family="text">
      <style:text-properties fo:language="ru" fo:country="RU" officeooo:rsid="005b0c5e"/>
    </style:style>
    <style:style style:name="T45" style:family="text">
      <style:text-properties fo:language="ru" fo:country="RU" officeooo:rsid="0064ce47"/>
    </style:style>
    <style:style style:name="T46" style:family="text">
      <style:text-properties fo:language="ru" fo:country="RU" officeooo:rsid="0029db9f" fo:background-color="transparent" loext:char-shading-value="0"/>
    </style:style>
    <style:style style:name="T47" style:family="text">
      <style:text-properties fo:language="ru" fo:country="RU" officeooo:rsid="0071ac75"/>
    </style:style>
    <style:style style:name="T48" style:family="text">
      <style:text-properties fo:language="ru" fo:country="RU" officeooo:rsid="0072ab43"/>
    </style:style>
    <style:style style:name="T49" style:family="text">
      <style:text-properties fo:language="ru" fo:country="RU" officeooo:rsid="00739f25"/>
    </style:style>
    <style:style style:name="T50" style:family="text">
      <style:text-properties fo:language="en" fo:country="US"/>
    </style:style>
    <style:style style:name="T51" style:family="text">
      <style:text-properties fo:language="en" fo:country="US" officeooo:rsid="005d7bae"/>
    </style:style>
    <style:style style:name="T52" style:family="text">
      <style:text-properties fo:language="en" fo:country="US" officeooo:rsid="006dcc54"/>
    </style:style>
    <style:style style:name="T53" style:family="text">
      <style:text-properties officeooo:rsid="0060fb65"/>
    </style:style>
    <style:style style:name="T54" style:family="text">
      <style:text-properties officeooo:rsid="0064bee9"/>
    </style:style>
    <style:style style:name="T55" style:family="text">
      <style:text-properties officeooo:rsid="0065dc61"/>
    </style:style>
    <style:style style:name="T56" style:family="text">
      <style:text-properties officeooo:rsid="0066b67e"/>
    </style:style>
    <style:style style:name="T57" style:family="text">
      <style:text-properties officeooo:rsid="006dcc54"/>
    </style:style>
    <style:style style:name="T58" style:family="text">
      <style:text-properties officeooo:rsid="006f2c03"/>
    </style:style>
    <style:style style:name="T59" style:family="text">
      <style:text-properties officeooo:rsid="00711a21"/>
    </style:style>
    <style:style style:name="T60" style:family="text">
      <style:text-properties officeooo:rsid="0071ac75"/>
    </style:style>
    <style:style style:name="T61" style:family="text">
      <style:text-properties officeooo:rsid="0072ab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Описание процесса</text:h>
      <text:p text:style-name="P1">1) <text:span text:style-name="T1">На сервере должен быть каталог в который происходит запись </text:span><text:span text:style-name="T50">JSON </text:span><text:span text:style-name="T1">файлов </text:span><text:span text:style-name="T2">с некоторой периодичностью, например раз в </text:span><text:span text:style-name="T52">1</text:span><text:span text:style-name="T2">0 минут. </text:span><text:span text:style-name="T26">К</text:span><text:span text:style-name="T25">аждому промежутку в </text:span><text:span text:style-name="T52">1</text:span><text:span text:style-name="T25">0 минут — </text:span><text:span text:style-name="T27">должен </text:span><text:span text:style-name="T25">соответств</text:span><text:span text:style-name="T27">овать</text:span><text:span text:style-name="T25"> свой файл со своим уникальным именем.</text:span></text:p>
      <text:p text:style-name="P2"><text:span text:style-name="T1">2) </text:span><text:span text:style-name="T40">После выгрузки данных, он</text:span><text:span text:style-name="T41">и</text:span><text:span text:style-name="T40"> парсятся отдельным приложением, которое имеет соединение с серверной БД и записывает туда изменения.</text:span></text:p>
      <text:p text:style-name="P12"/>
      <text:p text:style-name="P21"><text:span text:style-name="T1">Касаемо системы 1С — должна быть возможность задавать промежуток времени, за который выкачиваются все обновления. В стандартном режиме работы мы выгружаем из 1С только все обновления за последние </text:span><text:span text:style-name="T52">1</text:span><text:span text:style-name="T44">0 минут</text:span><text:span text:style-name="T1">. Однако, нужна возможность менять этот временной промежуток — вплоть до промежутка в несколько лет(если мы проводим начальную выгрузку всех данных).</text:span></text:p>
      <text:h text:style-name="Heading_20_2" text:outline-level="2"><text:span text:style-name="T4">Сущности</text:span><text:span text:style-name="T3">, которые должны выгружаться из 1С</text:span></text:h>
      <text:p text:style-name="P7"><text:span text:style-name="T1">Для удобства написания парсера </text:span><text:span text:style-name="T50">JSON </text:span><text:span text:style-name="T1">файлов желательно, чтобы данные внутри файлов шли в таком порядке при котором невозможно возникновения противоречий. Например, если в самом начале файла будет новая заявка от вновь созданного клиента, то при попытке записать эту заявку в нашу БД возникнет ошибка, т.к. в нашей </text:span><text:span text:style-name="T43">БД</text:span><text:span text:style-name="T1"> такого клиента еще нет. Таким образом в начале файла желательно разместить информацию о новом клиенте, и только после этого информацию о </text:span><text:span text:style-name="T24">новых заявках</text:span><text:span text:style-name="T1">. </text:span><text:span text:style-name="T42">Далее представлен список сущностей в том порядке, в котором противоречия исключены:</text:span></text:p>
      <text:p text:style-name="P13"/>
      <text:p text:style-name="P14">Пункты — это точки на карте с некоторыми атрибутами, пункты могут быть двух типов — СКЛАД либо ТОРГОВОЕ ПРЕДСТАВИТЕЛЬСТВО.</text:p>
      <text:p text:style-name="P14"/>
      <text:p text:style-name="P8"><text:span text:style-name="T31">Пункты</text:span><text:span text:style-name="T3">(</text:span><text:span text:style-name="T28">Имя пункта, регион, область, город, почтовый индекс, адре</text:span><text:span text:style-name="T29">с</text:span><text:span text:style-name="T28"> электронной почты, номер телефона, тип Пункта(склад или представительство)</text:span><text:span text:style-name="T3">)</text:span></text:p>
      <text:p text:style-name="P15"/>
      <text:p text:style-name="P10"><text:span text:style-name="T31">П</text:span><text:span text:style-name="T30">ользователи</text:span><text:span text:style-name="T1">(</text:span><text:span text:style-name="T36">Имя, фамилия, отчество, логин, пароль, номер т</text:span><text:span text:style-name="T37">елефона</text:span><text:span text:style-name="T36">, электр</text:span><text:span text:style-name="T37">онный</text:span><text:span text:style-name="T36"> адрес, роль пользователя, пункт пользователя</text:span><text:span text:style-name="T1">)</text:span></text:p>
      <text:p text:style-name="P16"/>
      <text:p text:style-name="P4"><text:span text:style-name="T31">К</text:span><text:span text:style-name="T32">лиенты</text:span><text:span text:style-name="T9">(ИНН, КПП, кор счет, </text:span><text:span text:style-name="T49">расчетный счет</text:span><text:span text:style-name="T50">, </text:span><text:span text:style-name="T9">БИК, название банка, номер контракта, дата подписания контракта, дата начала действия </text:span><text:span text:style-name="T10">контракта</text:span><text:span text:style-name="T9">, окончание действия контракта)</text:span></text:p>
      <text:p text:style-name="P17"/>
      <text:p text:style-name="P3"><text:span text:style-name="T31">З</text:span><text:span text:style-name="T30">аявки</text:span><text:span text:style-name="T5">(</text:span><text:span text:style-name="T6">номер заявки, дата создания, торговый представитель, клиент </text:span><text:span text:style-name="T8">инициировавший заявку</text:span><text:span text:style-name="T6">, адрес доставки </text:span><text:span text:style-name="T7">товара</text:span><text:span text:style-name="T5">)</text:span></text:p>
      <text:p text:style-name="P19"/>
      <text:p text:style-name="P9"><text:span text:style-name="T34">Направления</text:span><text:span text:style-name="T5">(</text:span><text:span text:style-name="T35">название направления</text:span><text:span text:style-name="T5">)</text:span></text:p>
      <text:p text:style-name="P18"/>
      <text:p text:style-name="P11"><text:span text:style-name="T34">м</text:span><text:span text:style-name="T30">аршрутные листы</text:span><text:span text:style-name="T1">(номер маршрутного листа, водитель, государственный номер автомобиля, </text:span><text:span text:style-name="T38">направление</text:span><text:span text:style-name="T1">)</text:span></text:p>
      <text:p text:style-name="P18"/>
      <text:p text:style-name="P6"><text:span text:style-name="T9">У </text:span><text:span text:style-name="T13">нас в БД </text:span><text:span text:style-name="T19">такие </text:span><text:span text:style-name="T13">сущности </text:span><text:span text:style-name="T19">1С как </text:span><text:span text:style-name="T13">внутренняя заявка и накладная объед</text:span><text:span text:style-name="T23">и</text:span><text:span text:style-name="T13">нены в одну </text:span><text:span text:style-name="T20">сущность - </text:span><text:span text:style-name="T13">ЗН</text:span><text:span text:style-name="T21">(</text:span><text:span text:style-name="T13">Внутренняя заявка — накладная</text:span><text:span text:style-name="T21">)</text:span><text:span text:style-name="T17">. </text:span><text:span text:style-name="T22">Также у нас</text:span><text:span text:style-name="T17"> под термином склад подразумевается часть реального склада.</text:span><text:span text:style-name="T18">(его отделение).</text:span></text:p>
      <text:p text:style-name="P20"/>
      <text:p text:style-name="P5"><text:span text:style-name="T33">ЗН</text:span><text:span text:style-name="T11">(номер внутренней заявки, дата-время создания,</text:span><text:span text:style-name="T46"> дата-время доставки,</text:span><text:span text:style-name="T1"> </text:span><text:span text:style-name="T12">количество</text:span><text:span text:style-name="T11"> коробок, идентификатор расходной накладной, статус внутренней заявки </text:span><text:span text:style-name="T14">или заявки</text:span><text:span text:style-name="T11">, номер </text:span><text:span text:style-name="T14">родительской </text:span><text:span text:style-name="T11">заявки, склад </text:span><text:span text:style-name="T15">на котором была создана </text:span><text:span text:style-name="T16">внутренняя заявка</text:span><text:span text:style-name="T39">, маршрутный лист к которому прикреплена накладная</text:span><text:span text:style-name="T1">)</text:span></text:p>
      <text:h text:style-name="Heading_20_2" text:outline-level="2"><text:soft-page-break/><text:span text:style-name="T1">Приблизительное описание </text:span><text:span text:style-name="T45">формата</text:span></text:h>
      <text:p text:style-name="P22">В файл нужно записывать только те изменения, которые случились за последние <text:span text:style-name="T58">10</text:span> <text:span text:style-name="T58">минут</text:span>, то есть, <text:span text:style-name="T54">на каждую сущность нужно три типа действий — </text:span><text:span text:style-name="T51">INSERT, UPDATE, DELETE.</text:span></text:p>
      <text:p text:style-name="P22"><text:span text:style-name="T55">В заголовке файла должна быть указана информация о периоде выгрузки данных(10 минут). Е</text:span>сли за последние <text:span text:style-name="T57">десять минут</text:span> был создан новый пункт, значит его нужно добавить в файл, с <text:span text:style-name="T53">ключом</text:span> <text:span text:style-name="T50">INSERT. </text:span><text:span text:style-name="T53">Е</text:span>сли пункт был изменен, то его нужно добавить в файл с <text:span text:style-name="T53">ключом</text:span> <text:span text:style-name="T50">UPDATE. </text:span><text:span text:style-name="T53">Е</text:span>сли же он был удален, нужно указать имя пункта с <text:span text:style-name="T53">ключом</text:span> <text:span text:style-name="T51">DELETE. </text:span><text:span text:style-name="T56">Выглядеть это может примерно так:</text:span></text:p>
      <text:p text:style-name="P22"/>
      <text:p text:style-name="P24">{</text:p>
      <text:p text:style-name="_5f_code"><text:s text:c="2"/>"dataFrom1C": {</text:p>
      <text:p text:style-name="_5f_code"><text:s text:c="4"/>"period": <text:span text:style-name="T59">1</text:span>0, // период обновления в минутах</text:p>
      <text:p text:style-name="_5f_code"><text:s text:c="4"/>// данная запись означает. что за последние <text:span text:style-name="T60">10</text:span> <text:span text:style-name="T47">минут</text:span> в системе 1С появилось <text:s text:c="5"/>два новых пункта</text:p>
      <text:p text:style-name="_5f_code"><text:s text:c="4"/>"insertPoints": [</text:p>
      <text:p text:style-name="_5f_code"><text:s text:c="6"/>{</text:p>
      <text:p text:style-name="_5f_code"><text:s text:c="8"/>"pointName": "склад на алексеевской",</text:p>
      <text:p text:style-name="_5f_code"><text:s text:c="8"/>"region": "московская область",</text:p>
      <text:p text:style-name="_5f_code"><text:s text:c="8"/>"city": "москва",</text:p>
      <text:p text:style-name="_5f_code"><text:s text:c="8"/>"index": "141600",</text:p>
      <text:p text:style-name="_5f_code"><text:s text:c="8"/>"email": "bla@bla.com",</text:p>
      <text:p text:style-name="_5f_code"><text:s text:c="8"/>"phoneNumber": "+7901567892",</text:p>
      <text:p text:style-name="_5f_code"><text:s text:c="8"/>"pointType": "WAREHOUSE"</text:p>
      <text:p text:style-name="_5f_code"><text:s text:c="6"/>},</text:p>
      <text:p text:style-name="_5f_code"><text:s text:c="6"/>{</text:p>
      <text:p text:style-name="_5f_code"><text:s text:c="8"/>"pointName": "торговый представитель в твери",</text:p>
      <text:p text:style-name="_5f_code"><text:s text:c="8"/>"region": "тверская область",</text:p>
      <text:p text:style-name="_5f_code"><text:s text:c="8"/>"city": "тверь",</text:p>
      <text:p text:style-name="_5f_code"><text:s text:c="8"/>"index": "123456",</text:p>
      <text:p text:style-name="_5f_code"><text:s text:c="8"/>"email": "bla1@bla.com",</text:p>
      <text:p text:style-name="_5f_code"><text:s text:c="8"/>"phoneNumber": "+7904567892",</text:p>
      <text:p text:style-name="_5f_code"><text:s text:c="8"/>"pointType": "AGENCY"</text:p>
      <text:p text:style-name="_5f_code"><text:s text:c="6"/>}</text:p>
      <text:p text:style-name="_5f_code"><text:s text:c="4"/>],</text:p>
      <text:p text:style-name="_5f_code"><text:s text:c="4"/>// данная запись означает. что за <text:span text:style-name="T61">10 </text:span><text:span text:style-name="T48">минут</text:span> в системе никакие пункты не изменились</text:p>
      <text:p text:style-name="_5f_code"><text:s text:c="4"/>"updatePoints": [],</text:p>
      <text:p text:style-name="P25"><text:s text:c="4"/>// данная запись означает, что за последние <text:span text:style-name="T61">10 </text:span><text:span text:style-name="T48">минут</text:span> из БД 1С был удален один пункт.</text:p>
      <text:p text:style-name="_5f_code"><text:s text:c="4"/>"deletePoints": [</text:p>
      <text:p text:style-name="_5f_code"><text:s text:c="6"/>{"pointName": "склад10"}</text:p>
      <text:p text:style-name="_5f_code"><text:s text:c="4"/>],</text:p>
      <text:p text:style-name="_5f_code"><text:s text:c="4"/>// далее по образцу идут данные в виде массивов для других сущностей</text:p>
      <text:p text:style-name="_5f_code"><text:s text:c="4"/>"insertUsers":[...],</text:p>
      <text:p text:style-name="_5f_code"><text:s text:c="4"/>"updateUsers":[...],</text:p>
      <text:p text:style-name="_5f_code"><text:s text:c="4"/>"deleteUsers":[...],</text:p>
      <text:p text:style-name="_5f_code"><text:s text:c="4"/>"insertClients":[...],</text:p>
      <text:p text:style-name="_5f_code"><text:s text:c="4"/>"updateClients":[...],</text:p>
      <text:p text:style-name="_5f_code"><text:s text:c="4"/>"deleteClients":[...],</text:p>
      <text:p text:style-name="_5f_code"><text:s text:c="4"/>"insertRequests":[...],</text:p>
      <text:p text:style-name="_5f_code"><text:s text:c="4"/>"updateRequests":[...],</text:p>
      <text:p text:style-name="_5f_code"><text:s text:c="4"/>"deleteRequests":[...],</text:p>
      <text:p text:style-name="_5f_code"><text:s text:c="4"/>"insertDirections":[...],</text:p>
      <text:p text:style-name="_5f_code"><text:s text:c="4"/>"updateDirections":[...],</text:p>
      <text:p text:style-name="_5f_code"><text:s text:c="4"/>"deleteDirections":[...],</text:p>
      <text:p text:style-name="_5f_code"><text:s text:c="4"/>"insertRouteLists":[...],</text:p>
      <text:p text:style-name="_5f_code"><text:s text:c="4"/>"updateRouteLists":[...],</text:p>
      <text:p text:style-name="_5f_code"><text:s text:c="4"/>"deleteRouteLists":[...],</text:p>
      <text:p text:style-name="_5f_code"><text:s text:c="4"/>"insertInvoices":[...],</text:p>
      <text:p text:style-name="_5f_code"><text:soft-page-break/><text:s text:c="4"/>"updateInvoices":[...],</text:p>
      <text:p text:style-name="_5f_code"><text:s text:c="4"/>"deleteInvoices":[...]</text:p>
      <text:p text:style-name="_5f_code"><text:s text:c="2"/>}</text:p>
      <text:p text:style-name="_5f_code">}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3" fo:widows="3" style:page-number="auto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code" style:display-name="_code" style:family="paragraph" style:parent-style-name="Preformatted_20_Text" style:master-page-name="">
      <style:graphic-properties draw:fill="solid" draw:fill-color="#ffffff" draw:fill-image-width="0cm" draw:fill-image-height="0cm"/>
      <style:paragraph-properties style:page-number="auto" fo:background-color="#ffffff" style:shadow="none">
        <style:tab-stops/>
        <style:background-image/>
      </style:paragraph-properties>
      <style:text-properties fo:color="#666666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11M57S</meta:editing-duration>
    <meta:editing-cycles>92</meta:editing-cycles>
    <meta:generator>LibreOffice/4.4.0.3$Windows_x86 LibreOffice_project/de093506bcdc5fafd9023ee680b8c60e3e0645d7</meta:generator>
    <dc:date>2015-10-26T16:32:45.821000000</dc:date>
    <meta:document-statistic meta:table-count="0" meta:image-count="0" meta:object-count="0" meta:page-count="3" meta:paragraph-count="69" meta:word-count="568" meta:character-count="4679" meta:non-whitespace-character-count="3910"/>
    <meta:user-defined meta:name="Info 1"/>
    <meta:user-defined meta:name="Info 2"/>
    <meta:user-defined meta:name="Info 3"/>
    <meta:user-defined meta:name="Info 4"/>
  </office:meta>
</office:document-meta>
</file>